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>
      <style:text-properties fo:language="pl" fo:country="PL"/>
    </style:style>
    <style:style style:name="P3" style:parent-style-name="ListParagraph" style:family="paragraph">
      <style:text-properties fo:language="pl" fo:country="PL"/>
    </style:style>
    <style:style style:name="P4" style:parent-style-name="ListParagraph" style:family="paragraph">
      <style:text-properties fo:language="pl" fo:country="PL"/>
    </style:style>
    <style:style style:name="P5" style:parent-style-name="ListParagraph" style:family="paragraph">
      <style:text-properties fo:language="pl" fo:country="PL"/>
    </style:style>
    <style:style style:name="P6" style:parent-style-name="ListParagraph" style:family="paragraph">
      <style:text-properties fo:language="pl" fo:country="PL"/>
    </style:style>
    <style:style style:name="P7" style:parent-style-name="ListParagraph" style:family="paragraph">
      <style:text-properties fo:language="pl" fo:country="PL"/>
    </style:style>
    <style:style style:name="P8" style:parent-style-name="ListParagraph" style:family="paragraph"/>
    <style:style style:name="T9" style:parent-style-name="DefaultParagraphFont" style:family="text">
      <style:text-properties fo:language="pl" fo:country="PL"/>
    </style:style>
  </office:automatic-styles>
  <office:body>
    <office:text text:use-soft-page-breaks="true">
      <text:h text:style-name="P1" text:outline-level="1">Triangulacja – ćwiczenie 4</text:h>
      <text:list text:style-name="LFO1" text:continue-numbering="true">
        <text:list-item>
          <text:p text:style-name="P2">Napisany przeze mnie program umożliwia<text:s/>ręczne<text:s/>wpisywanie<text:s/>wielokątów do programu.</text:p>
        </text:list-item>
        <text:list-item>
          <text:p text:style-name="P3">Sprawdzenie czy wielokąt jest y-monotoniczny realizuję funkcją is_y_monotonous(polygon)</text:p>
        </text:list-item>
      </text:list>
      <text:p text:style-name="P4">Najpierw szukam najwyższego i najniższego (względem y) punktu i względem nich dzielę wielokąt na 2 łańcuchy. Następnie dla każdego łańcucha sprawdzam, zaczynając wędrówkę od najwyższego punktu, czy następny punkt w łańcuchu nie leży powyżej poprzednika. Jeśli tak, to wielokąt nie jest monotoniczny. <text:s/></text:p>
      <text:list text:style-name="LFO1" text:continue-numbering="true">
        <text:list-item>
          <text:p text:style-name="P5">Podział wierzchołków zaimplementowałam jak funkcję find_vert(polygon)</text:p>
        </text:list-item>
        <text:list-item>
          <text:p text:style-name="P6">Triangulacja zaimplementowana jest w funkcji triangulate_vis(polygon)</text:p>
        </text:list-item>
        <text:list-item>
          <text:p text:style-name="P7">Wielokąt przechowuję w<text:s/>stworzonej przeze mnie klasie Polygon, która przechowuje listę boków - jako listę odcinków oraz listę punktów – wierzchołków. Umożliwia to szybką wizualizację wielokąta oraz przechodzenie po kolejnych sąsiadach wierzchołków.</text:p>
        </text:list-item>
        <text:list-item>
          <text:p text:style-name="P8"><text:span text:style-name="T9">W testach użyłam przypadków mogących spowodować problemy – 1 punkt po 1 stronie łańcucha i „ząbki” po drugiej. Sworzyłam również wielokąty takie, że kolejne punkty zachodziłyby o poprzedni trójkąt gdyby brane były punkty z 2 łańcuchów na zmianę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gnieszka Dutka</meta:initial-creator>
    <dc:creator>Agnieszka Dutka</dc:creator>
    <meta:creation-date>2019-11-20T11:28:00Z</meta:creation-date>
    <dc:date>2019-11-20T11:28:00Z</dc:date>
    <meta:template xlink:href="Normal" xlink:type="simple"/>
    <meta:editing-cycles>2</meta:editing-cycles>
    <meta:editing-duration>PT0S</meta:editing-duration>
    <meta:document-statistic meta:page-count="1" meta:paragraph-count="2" meta:word-count="168" meta:character-count="1130" meta:row-count="8" meta:non-whitespace-character-count="964"/>
  </office:meta>
</office:document-meta>
</file>